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2.912cm" table:align="left"/>
    </style:style>
    <style:style style:name="Tableau1.A" style:family="table-column">
      <style:table-column-properties style:column-width="6.403cm"/>
    </style:style>
    <style:style style:name="Tableau1.B" style:family="table-column">
      <style:table-column-properties style:column-width="6.5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498cm" style:rel-column-width="4818*"/>
    </style:style>
    <style:style style:name="Tableau4.B" style:family="table-column">
      <style:table-column-properties style:column-width="8.502cm" style:rel-column-width="482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498cm" style:rel-column-width="4818*"/>
    </style:style>
    <style:style style:name="Tableau5.B" style:family="table-column">
      <style:table-column-properties style:column-width="8.502cm" style:rel-column-width="4820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weight="normal" officeooo:rsid="0006e2b1" officeooo:paragraph-rsid="00018027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48af4" officeooo:paragraph-rsid="0001802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18027" officeooo:paragraph-rsid="0001802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18027"/>
    </style:style>
    <style:style style:name="P5" style:family="paragraph" style:parent-style-name="Standard">
      <style:text-properties officeooo:rsid="00048af4" officeooo:paragraph-rsid="00018027"/>
    </style:style>
    <style:style style:name="P6" style:family="paragraph" style:parent-style-name="Standard">
      <style:text-properties fo:font-size="16pt" fo:font-weight="bold" officeooo:rsid="00048af4" officeooo:paragraph-rsid="0001802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6e2b1" officeooo:paragraph-rsid="0001802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18027" officeooo:paragraph-rsid="00018027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18890" officeooo:paragraph-rsid="00018890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018027"/>
    </style:style>
    <style:style style:name="P11" style:family="paragraph" style:parent-style-name="Standard">
      <style:text-properties officeooo:rsid="00018027" officeooo:paragraph-rsid="00018027"/>
    </style:style>
    <style:style style:name="P12" style:family="paragraph" style:parent-style-name="Standard">
      <style:text-properties officeooo:paragraph-rsid="00018890"/>
    </style:style>
    <style:style style:name="P13" style:family="paragraph" style:parent-style-name="Standard">
      <style:text-properties officeooo:rsid="00018890" officeooo:paragraph-rsid="00018890"/>
    </style:style>
    <style:style style:name="P14" style:family="paragraph" style:parent-style-name="Standard">
      <style:text-properties officeooo:rsid="00045e6f" officeooo:paragraph-rsid="00045e6f"/>
    </style:style>
    <style:style style:name="P15" style:family="paragraph" style:parent-style-name="Standard">
      <style:text-properties officeooo:rsid="000574c2" officeooo:paragraph-rsid="000574c2"/>
    </style:style>
    <style:style style:name="P16" style:family="paragraph" style:parent-style-name="Standard">
      <style:text-properties officeooo:rsid="000694ce" officeooo:paragraph-rsid="000694ce"/>
    </style:style>
    <style:style style:name="P17" style:family="paragraph" style:parent-style-name="Standard">
      <style:text-properties fo:font-size="14pt" fo:font-weight="bold" officeooo:paragraph-rsid="000694ce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paragraph-rsid="0009567a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fo:font-size="14pt" fo:font-weight="normal" officeooo:rsid="0009567a" officeooo:paragraph-rsid="0009567a" style:font-size-asian="14pt" style:font-weight-asian="normal" style:font-size-complex="14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paragraph-rsid="00018027"/>
    </style:style>
    <style:style style:name="P21" style:family="paragraph" style:parent-style-name="Table_20_Contents">
      <style:paragraph-properties fo:text-align="center" style:justify-single-word="false"/>
      <style:text-properties fo:font-size="13pt" officeooo:paragraph-rsid="00018027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paragraph-rsid="000694ce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05716c" officeooo:paragraph-rsid="00018027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05716c" officeooo:paragraph-rsid="000694ce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06e2b1" officeooo:paragraph-rsid="00018027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06e2b1" officeooo:paragraph-rsid="000694ce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0b0f78" officeooo:paragraph-rsid="000b0f78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0c0f07" officeooo:paragraph-rsid="000c0f07" style:font-size-asian="13pt" style:font-size-complex="13pt"/>
    </style:style>
    <style:style style:name="P29" style:family="paragraph" style:parent-style-name="Text_20_body">
      <style:text-properties fo:font-size="16pt" fo:font-weight="bold" officeooo:paragraph-rsid="00018027" style:font-size-asian="16pt" style:font-weight-asian="bold" style:font-size-complex="16pt" style:font-weight-complex="bold"/>
    </style:style>
    <style:style style:name="P30" style:family="paragraph" style:parent-style-name="Text_20_body">
      <style:text-properties officeooo:paragraph-rsid="00018027"/>
    </style:style>
    <style:style style:name="T1" style:family="text">
      <style:text-properties officeooo:rsid="00048af4"/>
    </style:style>
    <style:style style:name="T2" style:family="text">
      <style:text-properties officeooo:rsid="0002cfbb"/>
    </style:style>
    <style:style style:name="T3" style:family="text">
      <style:text-properties officeooo:rsid="0005716c"/>
    </style:style>
    <style:style style:name="T4" style:family="text">
      <style:text-properties officeooo:rsid="0006e2b1"/>
    </style:style>
    <style:style style:name="T5" style:family="text">
      <style:text-properties officeooo:rsid="00018890"/>
    </style:style>
    <style:style style:name="T6" style:family="text">
      <style:text-properties officeooo:rsid="000574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94464176962912" text:id="ct94464176962912">
          <text:insertion>
            <office:change-info>
              <dc:creator>Auteur inconnu</dc:creator>
              <dc:date>2022-01-03T23:26:3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2.1 Mesure du temps :</text:p>
      <text:p text:style-name="P30"><text:s/><text:span text:style-name="T1">(ficher : simulation.cpp) </text:span></text:p>
      <text:p text:style-name="P30"><text:span text:style-name="T2">Pour un </text:span>taux_population <text:s text:c="4"/>= 200'00<text:span text:style-name="T2">0, on a le temps passé dans la simulation par pas de temps : </text:span></text:p>
      <table:table table:name="Tableau1" table:style-name="Tableau1">
        <table:table-column table:style-name="Tableau1.A"/>
        <table:table-column table:style-name="Tableau1.B"/>
        <table:table-row table:style-name="TableLine94464197618304">
          <table:table-cell table:style-name="Tableau1.A1" office:value-type="string">
            <text:p text:style-name="P20"><text:span text:style-name="T1">Avec</text:span> aﬀichage</text:p>
          </table:table-cell>
          <table:table-cell table:style-name="Tableau1.B1" office:value-type="string">
            <text:p text:style-name="P20"><text:span text:style-name="T1">Hors</text:span> aﬀichage</text:p>
          </table:table-cell>
        </table:table-row>
        <table:table-row table:style-name="TableLine94464207422224">
          <table:table-cell table:style-name="Tableau1.A2" office:value-type="string">
            <text:p text:style-name="P4">0.112792 secondes</text:p>
          </table:table-cell>
          <table:table-cell table:style-name="Tableau1.B2" office:value-type="string">
            <text:p text:style-name="P4"><text:s/>0.0797904 secondes</text:p>
          </table:table-cell>
        </table:table-row>
        <table:table-row table:style-name="TableLine94464197476928">
          <table:table-cell table:style-name="Tableau1.A2" office:value-type="string">
            <text:p text:style-name="P4">0.112204 secondes</text:p>
          </table:table-cell>
          <table:table-cell table:style-name="Tableau1.B2" office:value-type="string">
            <text:p text:style-name="P4"><text:span text:style-name="T1">0.</text:span>0800439 secondes</text:p>
          </table:table-cell>
        </table:table-row>
        <table:table-row table:style-name="TableLine94464207398208">
          <table:table-cell table:style-name="Tableau1.A2" office:value-type="string">
            <text:p text:style-name="P4">0.111545 secondes</text:p>
          </table:table-cell>
          <table:table-cell table:style-name="Tableau1.B2" office:value-type="string">
            <text:p text:style-name="P4"><text:span text:style-name="T1">0.</text:span>0696383 secondes</text:p>
          </table:table-cell>
        </table:table-row>
        <table:table-row table:style-name="TableLine94464197671744">
          <table:table-cell table:style-name="Tableau1.A2" office:value-type="string">
            <text:p text:style-name="P4">0.12295 secondes</text:p>
          </table:table-cell>
          <table:table-cell table:style-name="Tableau1.B2" office:value-type="string">
            <text:p text:style-name="P4"><text:span text:style-name="T1">0.</text:span>0668742 secondes</text:p>
          </table:table-cell>
        </table:table-row>
        <table:table-row table:style-name="TableLine94464207266816">
          <table:table-cell table:style-name="Tableau1.A2" office:value-type="string">
            <text:p text:style-name="P4">0.108829 secondes</text:p>
          </table:table-cell>
          <table:table-cell table:style-name="Tableau1.B2" office:value-type="string">
            <text:p text:style-name="P4"><text:span text:style-name="T1">0.</text:span>0729928 secondes</text:p>
          </table:table-cell>
        </table:table-row>
        <table:table-row table:style-name="TableLine94464197611024">
          <table:table-cell table:style-name="Tableau1.A2" office:value-type="string">
            <text:p text:style-name="P4">0.106952 secondes</text:p>
          </table:table-cell>
          <table:table-cell table:style-name="Tableau1.B2" office:value-type="string">
            <text:p text:style-name="P4"><text:span text:style-name="T1">0.</text:span>0681184 secondes</text:p>
          </table:table-cell>
        </table:table-row>
      </table:table>
      <text:p text:style-name="P10"/>
      <text:p text:style-name="P5">Le temps d’exécution avec affiche est presque le double de celui hors affichage. L’affichage prend un temps presque égale à celui de la simulation.</text:p>
      <text:p text:style-name="P6"/>
      <text:p text:style-name="P6">2.2 Parallélisation aﬀichage contre simulation :</text:p>
      <text:p text:style-name="P2"/>
      <text:p text:style-name="P2">(ficher : simulation_sync_affiche_mpi.cpp) 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464207432400">
          <table:table-cell table:style-name="Tableau2.A1" office:value-type="string">
            <text:p text:style-name="P21"><text:span text:style-name="T3">T</text:span>emps passé par pas de temps pour la simulation</text:p>
          </table:table-cell>
          <table:table-cell table:style-name="Tableau2.B1" office:value-type="string">
            <text:p text:style-name="P23">Accélération</text:p>
            <text:p text:style-name="P23">(Tséq/Tp)</text:p>
          </table:table-cell>
        </table:table-row>
        <table:table-row table:style-name="TableLine94464207399264">
          <table:table-cell table:style-name="Tableau2.A2" office:value-type="string">
            <text:p text:style-name="P21">0.055952 secondes</text:p>
          </table:table-cell>
          <table:table-cell table:style-name="Tableau2.B2" office:value-type="string">
            <text:p text:style-name="P23">1.426050901</text:p>
          </table:table-cell>
        </table:table-row>
        <table:table-row table:style-name="TableLine94464197096352">
          <table:table-cell table:style-name="Tableau2.A2" office:value-type="string">
            <text:p text:style-name="P21"><text:s/>0.0591316 secondes</text:p>
          </table:table-cell>
          <table:table-cell table:style-name="Tableau2.B2" office:value-type="string">
            <text:p text:style-name="P23">1.353656928</text:p>
          </table:table-cell>
        </table:table-row>
        <table:table-row table:style-name="TableLine94464207530416">
          <table:table-cell table:style-name="Tableau2.A2" office:value-type="string">
            <text:p text:style-name="P21">0.0547499 secondes</text:p>
          </table:table-cell>
          <table:table-cell table:style-name="Tableau2.B2" office:value-type="string">
            <text:p text:style-name="P23">1.272401045</text:p>
          </table:table-cell>
        </table:table-row>
        <table:table-row table:style-name="TableLine94464197135776">
          <table:table-cell table:style-name="Tableau2.A2" office:value-type="string">
            <text:p text:style-name="P21">0.0560736 secondes</text:p>
          </table:table-cell>
          <table:table-cell table:style-name="Tableau2.B2" office:value-type="string">
            <text:p text:style-name="P25">1,154035054</text:p>
          </table:table-cell>
        </table:table-row>
        <table:table-row table:style-name="TableLine94464197403552">
          <table:table-cell table:style-name="Tableau2.A2" office:value-type="string">
            <text:p text:style-name="P21">0.0568152 secondes</text:p>
          </table:table-cell>
          <table:table-cell table:style-name="Tableau2.B2" office:value-type="string">
            <text:p text:style-name="P25">1.284740703</text:p>
          </table:table-cell>
        </table:table-row>
        <table:table-row table:style-name="TableLine94464197369088">
          <table:table-cell table:style-name="Tableau2.A2" office:value-type="string">
            <text:p text:style-name="P21">0. 05<text:span text:style-name="T4">5</text:span>1<text:span text:style-name="T4">6</text:span>2 secondes</text:p>
          </table:table-cell>
          <table:table-cell table:style-name="Tableau2.B2" office:value-type="string">
            <text:p text:style-name="P25">1,234879083</text:p>
          </table:table-cell>
        </table:table-row>
      </table:table>
      <text:p text:style-name="P2"/>
      <text:p text:style-name="P1">La moyenne d’accélération est environ 1,26. Donc, on remarque la division en deux processus est efficace que le code séquentielle.</text:p>
      <text:p text:style-name="P1"/>
      <text:p text:style-name="P7">2.3 Parallélisation aﬀichage asynchrone contre simulation :</text:p>
      <text:p text:style-name="P1">(ficher : simulation_async_affiche_mpi.cpp)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4464181494960">
          <table:table-cell table:style-name="Tableau3.A1" office:value-type="string">
            <text:p text:style-name="P21"><text:span text:style-name="T3">T</text:span>emps passé par pas de temps pour la simulation</text:p>
          </table:table-cell>
          <table:table-cell table:style-name="Tableau3.B1" office:value-type="string">
            <text:p text:style-name="P23">Accélération</text:p>
            <text:p text:style-name="P23">(Tséq/Tp)</text:p>
          </table:table-cell>
        </table:table-row>
        <table:table-row table:style-name="TableLine94464196657264">
          <table:table-cell table:style-name="Tableau3.A2" office:value-type="string">
            <text:p text:style-name="P21">0.0595863 secondes</text:p>
          </table:table-cell>
          <table:table-cell table:style-name="Tableau3.B2" office:value-type="string">
            <text:p text:style-name="P27">1,339072908</text:p>
          </table:table-cell>
        </table:table-row>
        <table:table-row table:style-name="TableLine94464196778832">
          <table:table-cell table:style-name="Tableau3.A2" office:value-type="string">
            <text:p text:style-name="P21"><text:s/>0.0613329 secondes</text:p>
          </table:table-cell>
          <table:table-cell table:style-name="Tableau3.B2" office:value-type="string">
            <text:p text:style-name="P28">1,30507346</text:p>
          </table:table-cell>
        </table:table-row>
        <table:table-row table:style-name="TableLine94464207949936">
          <table:table-cell table:style-name="Tableau3.A2" office:value-type="string">
            <text:p text:style-name="P21">0.0596192 secondes</text:p>
          </table:table-cell>
          <table:table-cell table:style-name="Tableau3.B2" office:value-type="string">
            <text:p text:style-name="P28">1,168051567</text:p>
          </table:table-cell>
        </table:table-row>
        <table:table-row table:style-name="TableLine94464207764592">
          <table:table-cell table:style-name="Tableau3.A2" office:value-type="string">
            <text:p text:style-name="P21">0.0652232 secondes</text:p>
          </table:table-cell>
          <table:table-cell table:style-name="Tableau3.B2" office:value-type="string">
            <text:p text:style-name="P28">1,119123257</text:p>
          </table:table-cell>
        </table:table-row>
        <table:table-row table:style-name="TableLine94464207650416">
          <table:table-cell table:style-name="Tableau3.A2" office:value-type="string">
            <text:p text:style-name="P21">0.0673936 secondes</text:p>
          </table:table-cell>
          <table:table-cell table:style-name="Tableau3.B2" office:value-type="string">
            <text:p text:style-name="P28">1,01075473</text:p>
          </table:table-cell>
        </table:table-row>
      </table:table>
      <text:p text:style-name="P10"><text:soft-page-break/></text:p>
      <text:p text:style-name="P11">On remarque une diminution au niveau d’accélération à cause de MPI_Iprobe : il faut attendre le message pour continuer en simulation.</text:p>
      <text:p text:style-name="P11"/>
      <text:p text:style-name="P8">2.4 Parallélisation OpenMP :</text:p>
      <text:p text:style-name="P3">(ficher : simulation_async_omp.cpp)</text:p>
      <text:p text:style-name="P3"/>
      <table:table table:name="Tableau4" table:style-name="Tableau4">
        <table:table-column table:style-name="Tableau4.A"/>
        <table:table-column table:style-name="Tableau4.B"/>
        <table:table-row table:style-name="TableLine94464159114096">
          <table:table-cell table:style-name="Tableau4.A1" office:value-type="string">
            <text:p text:style-name="P21"><text:span text:style-name="T3">T</text:span>emps passé par pas de temps pour la simulation</text:p>
          </table:table-cell>
          <table:table-cell table:style-name="Tableau4.B1" office:value-type="string">
            <text:p text:style-name="P23">Accélération</text:p>
            <text:p text:style-name="P23">(Tséq/Tp)</text:p>
          </table:table-cell>
        </table:table-row>
        <table:table-row table:style-name="TableLine94464161365376">
          <table:table-cell table:style-name="Tableau4.A2" office:value-type="string">
            <text:p text:style-name="P21">0.0438527 secondes</text:p>
          </table:table-cell>
          <table:table-cell table:style-name="Tableau4.B2" office:value-type="string">
            <text:p text:style-name="P27">1,819509403</text:p>
          </table:table-cell>
        </table:table-row>
        <table:table-row table:style-name="TableLine94464112775168">
          <table:table-cell table:style-name="Tableau4.A2" office:value-type="string">
            <text:p text:style-name="P21">0.0409793 secondes</text:p>
          </table:table-cell>
          <table:table-cell table:style-name="Tableau4.B2" office:value-type="string">
            <text:p text:style-name="P28">1,953277386</text:p>
          </table:table-cell>
        </table:table-row>
        <table:table-row table:style-name="TableLine94464161672528">
          <table:table-cell table:style-name="Tableau4.A2" office:value-type="string">
            <text:p text:style-name="P21">0.0418388 secondes</text:p>
          </table:table-cell>
          <table:table-cell table:style-name="Tableau4.B2" office:value-type="string">
            <text:p text:style-name="P28">1,664443053</text:p>
          </table:table-cell>
        </table:table-row>
        <table:table-row table:style-name="TableLine94464162659840">
          <table:table-cell table:style-name="Tableau4.A2" office:value-type="string">
            <text:p text:style-name="P21">0.0415462 secondes</text:p>
          </table:table-cell>
          <table:table-cell table:style-name="Tableau4.B2" office:value-type="string">
            <text:p text:style-name="P28">1,756906769</text:p>
          </table:table-cell>
        </table:table-row>
        <table:table-row table:style-name="TableLine94464173385904">
          <table:table-cell table:style-name="Tableau4.A2" office:value-type="string">
            <text:p text:style-name="P21">0.041193 secondes</text:p>
          </table:table-cell>
          <table:table-cell table:style-name="Tableau4.B2" office:value-type="string">
            <text:p text:style-name="P28">1,653640182</text:p>
          </table:table-cell>
        </table:table-row>
      </table:table>
      <text:p text:style-name="P12"/>
      <text:p text:style-name="P12"><text:span text:style-name="T5">J’ai utilisé</text:span> <text:span text:style-name="T5">la commande :</text:span>« # pragma omp parallel for reduction(+:compteur_grippe, compteur_agent,mouru) » <text:span text:style-name="T5">parce que à chaque pas de temps, le boucle « for ( auto&amp; personne : population ) » incrémente les personnes contaminées. Donc, c’est nécessaire d’avoir une telle commande pour que les compteurs (compteur_grippe, compteur_agent,mouru) doivent être visible au différents threads.</text:span></text:p>
      <text:p text:style-name="P13">De même dans la fonction « màjStatistique », j’ai remarqué qu’il y a un boucle for qui nécessite la parallélisation donc j’ai utilisé la division dynamique.</text:p>
      <text:p text:style-name="P13">De plus, j’ai implémenter une autre version OpenMP dans laquelle j’ai utilisé la division statique tel que le nombre des individus est constante par chaque threads (nombre_individus / nombre_des_threads). </text:p>
      <text:p text:style-name="P9">2.5 Parallélisation MPI de la simulation :</text:p>
      <text:p text:style-name="P13"/>
      <text:p text:style-name="P14">Grace à la fonction MPI_Split, on arrive à créer deux groupes séparées ( affichage[processus 0] &amp; simulation [le reste des processus] ).</text:p>
      <text:p text:style-name="P14">Et puisqu’on a des parties séparées, on doit ramener <text:span text:style-name="T6">ensemble les résultats obtenus </text:span>à chaque pas de temps ( jour ) <text:span text:style-name="T6">dans un seul processus qui est ici le processus 0 ( car il est responsable à l’affichage).</text:span></text:p>
      <text:p text:style-name="P15">On a utilisé donc, MPI_Gather et MPI_Allreduce.<text:change-start text:change-id="ct94464176962912"/></text:p>
      <text:p text:style-name="P16"><text:change-end text:change-id="ct94464176962912"/></text:p>
      <table:table table:name="Tableau5" table:style-name="Tableau5">
        <table:table-column table:style-name="Tableau5.A"/>
        <table:table-column table:style-name="Tableau5.B"/>
        <table:table-row table:style-name="TableLine94464174315520">
          <table:table-cell table:style-name="Tableau5.A1" office:value-type="string">
            <text:p text:style-name="P22"><text:span text:style-name="T3">T</text:span>emps passé par pas de temps pour la simulation</text:p>
          </table:table-cell>
          <table:table-cell table:style-name="Tableau5.B1" office:value-type="string">
            <text:p text:style-name="P24">Accélération</text:p>
            <text:p text:style-name="P24">(Tséq/Tp)</text:p>
          </table:table-cell>
        </table:table-row>
        <table:table-row table:style-name="TableLine94464175554304">
          <table:table-cell table:style-name="Tableau5.A2" office:value-type="string">
            <text:p text:style-name="P22">0.0612976 secondes</text:p>
          </table:table-cell>
          <table:table-cell table:style-name="Tableau5.B2" office:value-type="string">
            <text:p text:style-name="P27">1,30168881</text:p>
          </table:table-cell>
        </table:table-row>
        <table:table-row table:style-name="TableLine94464167678176">
          <table:table-cell table:style-name="Tableau5.A2" office:value-type="string">
            <text:p text:style-name="P22">0.06388 secondes</text:p>
          </table:table-cell>
          <table:table-cell table:style-name="Tableau5.B2" office:value-type="string">
            <text:p text:style-name="P28">1,253036005</text:p>
          </table:table-cell>
        </table:table-row>
        <table:table-row table:style-name="TableLine94464175359104">
          <table:table-cell table:style-name="Tableau5.A2" office:value-type="string">
            <text:p text:style-name="P22">0.0617955 secondes</text:p>
          </table:table-cell>
          <table:table-cell table:style-name="Tableau5.B2" office:value-type="string">
            <text:p text:style-name="P28">1,12691539</text:p>
          </table:table-cell>
        </table:table-row>
        <table:table-row table:style-name="TableLine94464178612832">
          <table:table-cell table:style-name="Tableau5.A2" office:value-type="string">
            <text:p text:style-name="P22">0.0623756 secondes</text:p>
          </table:table-cell>
          <table:table-cell table:style-name="Tableau5.B2" office:value-type="string">
            <text:p text:style-name="P28">1,170213994</text:p>
          </table:table-cell>
        </table:table-row>
        <table:table-row table:style-name="TableLine94464176990720">
          <table:table-cell table:style-name="Tableau5.A2" office:value-type="string">
            <text:p text:style-name="P22">0.0615504 secondes</text:p>
          </table:table-cell>
          <table:table-cell table:style-name="Tableau5.B2" office:value-type="string">
            <text:p text:style-name="P28">1,106709298</text:p>
          </table:table-cell>
        </table:table-row>
      </table:table>
      <text:p text:style-name="P17"/>
      <text:p text:style-name="P18">Bilan :</text:p>
      <text:p text:style-name="P18"/>
      <text:list xml:id="list2353170486" text:style-name="L1">
        <text:list-item>
          <text:p text:style-name="P19">avoir l’opportunité d’utiliser tout ce que j’ai acquis le long des séance des TP.</text:p>
        </text:list-item>
        <text:list-item>
          <text:p text:style-name="P19"><text:soft-page-break/>Utilisation des OpenMP et MPI ensemble dans le même projet et plus savoir le différence entre eux ( on peut les observer même à travers les résultats de temps calculés)</text:p>
        </text:list-item>
        <text:list-item>
          <text:p text:style-name="P19">Découvrir des nouvelles fonctions très efficace comme MPI_Split et MPI_Iprob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22:44:46.566571550</meta:creation-date>
    <dc:date>2022-01-04T00:04:51.130367829</dc:date>
    <meta:editing-duration>PT21M53S</meta:editing-duration>
    <meta:editing-cycles>6</meta:editing-cycles>
    <meta:generator>LibreOffice/6.4.7.2$Linux_X86_64 LibreOffice_project/40$Build-2</meta:generator>
    <meta:document-statistic meta:table-count="5" meta:image-count="0" meta:object-count="0" meta:page-count="3" meta:paragraph-count="91" meta:word-count="495" meta:character-count="3434" meta:non-whitespace-character-count="3021"/>
  </office:meta>
</office:document-meta>
</file>